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true"/>
      <style:text-properties officeooo:rsid="001dbed2" officeooo:paragraph-rsid="001dbed2"/>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officeooo:rsid="001dbed2" officeooo:paragraph-rsid="001dbe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yalty - 1 Peter 2:9-10</text:p>
      <text:p text:style-name="P1"><text:s/>But you are a chosen race, a royal priesthood, a holy nation, a people for his own possession, that you may proclaim the excellencies of him who called you out of darkness into his marvelous light. Once you were not a people, but now you are God's people; once you had not received mercy, but now you have received mercy.</text:p>
      <text:p text:style-name="P2">Who does not want to be treated like a king or queen? Who does not want to have people pamper you and be there at your every want and need? Who does not want to be revered for just speaking or people hanging on every word you say? That is the imagery we have of royalty. That is what the Catholics do with the Pope and their priests, but this section of scripture does not mean that.</text:p>
      <text:p text:style-name="P2">Yes as Christians we are a royal priesthood, we are chosen, and we are the possession of the one true King of this world Jesus Christ. We are told throughout the scriptures we are heirs to a kingdom, we are sons and daughters of the Most High God, but here on earth most of us are scoffed at, and persecuted. Not so much here in America, but other parts of the world we can read and see that Christians are still treated as if Nero was still the Caesar of Rome. </text:p>
      <text:p text:style-name="P2">Our kingdom that we will inherit is as Jesus said “not of this world”, God is building a kingdom for us where death has not touched there will be no bones and no sign of death. Sin will be gone forever and that is the kingdom we get to inherit. When in contrast to the things this world can give, our heavenly home is much, much better. It is a place where we can truly be free and do what we were made to do and that is worship God forever. </text:p>
      <text:p text:style-name="P2">We will cast our royal crowns before the true King in this new heaven and new earth, because that is all we can do. We have everything because of Jesus Christ and we will be free to express it without sin holding us back. We, at this point, will not have any darkness about us. We will be rich beyond measure because we will have everything we need right in front of us. And around His throne all of us will stand and say “Holy, Holy, Holy Lord God Almigh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21:43:30.610854300</meta:creation-date>
    <dc:title>default</dc:title>
    <meta:editing-duration>PT22S</meta:editing-duration>
    <meta:editing-cycles>2</meta:editing-cycles>
    <meta:generator>LibreOffice/7.2.5.2.0$Linux_X86_64 LibreOffice_project/20$Build-2</meta:generator>
    <meta:initial-creator>Christopher Lorenzo</meta:initial-creator>
    <dc:date>2022-02-26T21:55:02.658523755</dc:date>
    <dc:creator>Christopher Lorenzo</dc:creator>
    <meta:document-statistic meta:table-count="0" meta:image-count="0" meta:object-count="0" meta:page-count="1" meta:paragraph-count="6" meta:word-count="414" meta:character-count="2091" meta:non-whitespace-character-count="1680"/>
    <meta:template xlink:type="simple" xlink:actuate="onRequest" xlink:title="default" xlink:href="../../../../../../../home/pastorczo13/Templates/default.ott" meta:date="2022-02-26T21:43:30.079740194"/>
  </office:meta>
</office:document-meta>
</file>